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ba5" officeooo:paragraph-rsid="000f3ba5"/>
    </style:style>
    <style:style style:name="P2" style:family="paragraph" style:parent-style-name="Standard">
      <style:text-properties officeooo:rsid="001454a9" officeooo:paragraph-rsid="001454a9"/>
    </style:style>
    <style:style style:name="P3" style:family="paragraph" style:parent-style-name="Standard">
      <style:text-properties officeooo:paragraph-rsid="0015de2b"/>
    </style:style>
    <style:style style:name="P4" style:family="paragraph" style:parent-style-name="Standard">
      <style:text-properties officeooo:rsid="0011aa9d" officeooo:paragraph-rsid="0011aa9d"/>
    </style:style>
    <style:style style:name="P5" style:family="paragraph" style:parent-style-name="Standard">
      <style:text-properties officeooo:rsid="001a1122" officeooo:paragraph-rsid="001a1122"/>
    </style:style>
    <style:style style:name="P6" style:family="paragraph" style:parent-style-name="Standard">
      <style:text-properties officeooo:rsid="001cec6e" officeooo:paragraph-rsid="001cec6e"/>
    </style:style>
    <style:style style:name="P7" style:family="paragraph" style:parent-style-name="Standard">
      <style:text-properties officeooo:rsid="001dca5b" officeooo:paragraph-rsid="001dca5b"/>
    </style:style>
    <style:style style:name="P8" style:family="paragraph" style:parent-style-name="Standard">
      <style:text-properties officeooo:rsid="001f0f9c" officeooo:paragraph-rsid="001f0f9c"/>
    </style:style>
    <style:style style:name="P9" style:family="paragraph" style:parent-style-name="Standard">
      <style:text-properties officeooo:rsid="001f0f9c" officeooo:paragraph-rsid="0023fb51"/>
    </style:style>
    <style:style style:name="P10" style:family="paragraph" style:parent-style-name="Standard">
      <style:text-properties officeooo:rsid="00214c8a" officeooo:paragraph-rsid="00214c8a"/>
    </style:style>
    <style:style style:name="P11" style:family="paragraph" style:parent-style-name="Standard">
      <style:text-properties officeooo:rsid="0026223b" officeooo:paragraph-rsid="0026223b"/>
    </style:style>
    <style:style style:name="P12" style:family="paragraph" style:parent-style-name="Standard">
      <style:text-properties officeooo:rsid="0029469b" officeooo:paragraph-rsid="0029469b"/>
    </style:style>
    <style:style style:name="P13" style:family="paragraph" style:parent-style-name="Standard">
      <style:text-properties officeooo:rsid="00295433" officeooo:paragraph-rsid="00295433"/>
    </style:style>
    <style:style style:name="P14" style:family="paragraph" style:parent-style-name="Standard">
      <style:text-properties officeooo:rsid="002b24a6" officeooo:paragraph-rsid="002b24a6"/>
    </style:style>
    <style:style style:name="P15" style:family="paragraph" style:parent-style-name="Standard">
      <style:text-properties officeooo:rsid="002b6d27" officeooo:paragraph-rsid="002b6d27"/>
    </style:style>
    <style:style style:name="P16" style:family="paragraph" style:parent-style-name="Standard">
      <style:text-properties officeooo:rsid="002d5794" officeooo:paragraph-rsid="002d5794"/>
    </style:style>
    <style:style style:name="P17" style:family="paragraph" style:parent-style-name="Standard">
      <style:text-properties officeooo:rsid="002d85f4" officeooo:paragraph-rsid="002d85f4"/>
    </style:style>
    <style:style style:name="P18" style:family="paragraph" style:parent-style-name="Standard">
      <style:text-properties officeooo:rsid="002e72be" officeooo:paragraph-rsid="002e72be"/>
    </style:style>
    <style:style style:name="P19" style:family="paragraph" style:parent-style-name="Standard">
      <style:text-properties officeooo:rsid="002fee22" officeooo:paragraph-rsid="002fee22"/>
    </style:style>
    <style:style style:name="P20" style:family="paragraph" style:parent-style-name="Standard">
      <style:text-properties officeooo:rsid="0011aa9d" officeooo:paragraph-rsid="0011aa9d"/>
    </style:style>
    <style:style style:name="T1" style:family="text">
      <style:text-properties officeooo:rsid="0015de2b"/>
    </style:style>
    <style:style style:name="T2" style:family="text">
      <style:text-properties officeooo:rsid="002089a1"/>
    </style:style>
    <style:style style:name="T3" style:family="text">
      <style:text-properties officeooo:rsid="002e2d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istor : <text:s/></text:p>
      <text:p text:style-name="P1"/>
      <text:p text:style-name="P17">Masked ROM : </text:p>
      <text:p text:style-name="P17">PROM :</text:p>
      <text:p text:style-name="P17">EPROM : </text:p>
      <text:p text:style-name="P17">EEPROM : </text:p>
      <text:p text:style-name="P17"><text:tab/><text:span text:style-name="T3">(NOR / NAND Flash Memory 는 EEPROM을 발전시킨 형태)</text:span></text:p>
      <text:p text:style-name="P1"/>
      <text:p text:style-name="P16">AHCI : </text:p>
      <text:p text:style-name="P1">SCSI :</text:p>
      <text:p text:style-name="P14">PATA : </text:p>
      <text:p text:style-name="P1">SATA :</text:p>
      <text:p text:style-name="P15">M.2 : </text:p>
      <text:p text:style-name="P1">NVMe :</text:p>
      <text:p text:style-name="P1"/>
      <text:p text:style-name="P3"><text:span text:style-name="T1">queue depth : </text:span>the number of I/O requests (SCSI commands) that can be queued at one time on a storage controller. </text:p>
      <text:p text:style-name="P1"/>
      <text:p text:style-name="P4">Peripheral Hardware : 주변장치, 보조장치</text:p>
      <text:p text:style-name="P4"/>
      <text:p text:style-name="P13">SLC :</text:p>
      <text:p text:style-name="P13">MLC :</text:p>
      <text:p text:style-name="P13">TLC :</text:p>
      <text:p text:style-name="P13">3D NAND : </text:p>
      <text:p text:style-name="P4"/>
      <text:p text:style-name="P18">phase-change memory : </text:p>
      <text:p text:style-name="P19">DRAM : </text:p>
      <text:p text:style-name="P18">NVDIMM : </text:p>
      <text:p text:style-name="P18">NVMe : </text:p>
      <text:p text:style-name="P18">SSD : </text:p>
      <text:p text:style-name="P4"/>
      <text:p text:style-name="P19">SRAM : </text:p>
      <text:p text:style-name="P4"/>
      <text:p text:style-name="P12">Over Provisioning : </text:p>
      <text:p text:style-name="P4"/>
      <text:p text:style-name="P4"/>
      <text:p text:style-name="P4"/>
      <text:p text:style-name="P7">Usage of Optane ???</text:p>
      <text:p text:style-name="P7"/>
      <text:p text:style-name="P8">[ As a boot space / secondary storage ]</text:p>
      <text:p text:style-name="P9"><text:a xlink:type="simple" xlink:href="https://www.youtube.com/watch?v=oWqO36Zj65k" text:style-name="Internet_20_link" text:visited-style-name="Visited_20_Internet_20_Link">https://www.youtube.com/watch?v=oWqO36Zj65k</text:a> </text:p>
      <text:p text:style-name="P7">1) End Users : write-intensive workloads with ultra low latency</text:p>
      <text:p text:style-name="P7">2) <text:span text:style-name="T2">Server Admins : may choose it for lower latency than ssd.</text:span></text:p>
      <text:p text:style-name="P7"/>
      <text:p text:style-name="P10">[ As a system memory unit ]</text:p>
      <text:p text:style-name="P11"><text:a xlink:type="simple" xlink:href="https://www.youtube.com/watch?v=cwy4ujt0qHM" text:style-name="Internet_20_link" text:visited-style-name="Visited_20_Internet_20_Link">https://www.youtube.com/watch?v=cwy4ujt0qHM</text:a> </text:p>
      <text:p text:style-name="P4"/>
      <text:p text:style-name="P4"/>
      <text:p text:style-name="P4"/>
      <text:p text:style-name="P6">Intel Optane Technology Commercial Product Example ::: </text:p>
      <text:p text:style-name="P5"><text:a xlink:type="simple" xlink:href="https://www.anandtech.com/show/11227/intel-launches-optane-memory-m2-cache-ssds-for-client-market" text:style-name="Internet_20_link" text:visited-style-name="Visited_20_Internet_20_Link">https://www.anandtech.com/show/11227/intel-launches-optane-memory-m2-cache-ssds-for-client-market</text:a> </text:p>
      <text:p text:style-name="P5"><text:soft-page-break/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0:37:59.593535223</meta:creation-date>
    <dc:date>2018-07-10T02:24:14.618613535</dc:date>
    <meta:editing-duration>PT3H59M31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148" meta:character-count="829" meta:non-whitespace-character-count="706"/>
  </office:meta>
</office:document-meta>
</file>